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23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4.1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5">
      <style:table-cell-properties fo:background-color="#579d1c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  <style:map style:condition="cell-content()&lt;1" style:apply-style-name="Good" style:base-cell-address="timing.C1"/>
      <style:map style:condition="cell-content-is-between(1,3)" style:apply-style-name="Neutral" style:base-cell-address="timing.C1"/>
      <style:map style:condition="cell-content-is-between(3,5)" style:apply-style-name="kritisch" style:base-cell-address="timing.C1"/>
      <style:map style:condition="cell-content-is-between(5,10)" style:apply-style-name="Bad" style:base-cell-address="timing.C1"/>
      <style:map style:condition="cell-content()&gt;10" style:apply-style-name="Error" style:base-cell-address="timing.C1"/>
    </style:style>
    <style:style style:name="ce8" style:family="table-cell" style:parent-style-name="Default" style:data-style-name="N120">
      <style:table-cell-properties style:cell-protect="protected" style:print-content="true" style:text-align-source="fix" style:repeat-content="false"/>
      <style:paragraph-properties fo:text-align="center" fo:margin-left="0cm"/>
      <style:text-properties fo:color="#dc2300" fo:font-weight="bold"/>
      <style:map style:condition="cell-content()&lt;1" style:apply-style-name="Good" style:base-cell-address="timing.C1"/>
      <style:map style:condition="cell-content-is-between(1,3)" style:apply-style-name="Neutral" style:base-cell-address="timing.C1"/>
      <style:map style:condition="cell-content-is-between(3,5)" style:apply-style-name="kritisch" style:base-cell-address="timing.C1"/>
      <style:map style:condition="cell-content-is-between(5,10)" style:apply-style-name="Bad" style:base-cell-address="timing.C1"/>
      <style:map style:condition="cell-content()&gt;10" style:apply-style-name="Error" style:base-cell-address="timing.C1"/>
    </style:style>
    <style:style style:name="ce9" style:family="table-cell" style:parent-style-name="Default" style:data-style-name="N115"/>
    <style:style style:name="ce4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Speaker</text:p>
          </table:table-cell>
          <table:table-cell table:style-name="ce7" office:value-type="string" calcext:value-type="string">
            <text:p>Processing time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2">
          <table:table-cell office:value-type="string" calcext:value-type="string">
            <text:p>tts_models/en/blizzard2013/capacitron-t2-c50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0.685950994491577" calcext:value-type="float">
            <text:p>0,685951</text:p>
          </table:table-cell>
          <table:table-cell office:value-type="string" calcext:value-type="string">
            <text:p>samples/tts_models__en__blizzard2013__capacitron-t2-c50__(single_speaker).wav</text:p>
          </table:table-cell>
        </table:table-row>
        <table:table-row table:style-name="ro2">
          <table:table-cell office:value-type="string" calcext:value-type="string">
            <text:p>tts_models/en/sam/tacotron-DDC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0.696766376495361" calcext:value-type="float">
            <text:p>0,696766</text:p>
          </table:table-cell>
          <table:table-cell office:value-type="string" calcext:value-type="string">
            <text:p>samples/tts_models__en__sam__tacotron-DDC__(single_speaker).wav</text:p>
          </table:table-cell>
        </table:table-row>
        <table:table-row table:style-name="ro2">
          <table:table-cell office:value-type="string" calcext:value-type="string">
            <text:p>tts_models/en/blizzard2013/capacitron-t2-c150_v2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0.744495153427124" calcext:value-type="float">
            <text:p>0,744495</text:p>
          </table:table-cell>
          <table:table-cell office:value-type="string" calcext:value-type="string">
            <text:p>samples/tts_models__en__blizzard2013__capacitron-t2-c150_v2__(single_speaker).wav</text:p>
          </table:table-cell>
        </table:table-row>
        <table:table-row table:style-name="ro2">
          <table:table-cell office:value-type="string" calcext:value-type="string">
            <text:p>tts_models/en/ljspeech/neural_hmm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0.829047203063965" calcext:value-type="float">
            <text:p>0,829047</text:p>
          </table:table-cell>
          <table:table-cell office:value-type="string" calcext:value-type="string">
            <text:p>samples/tts_models__en__ljspeech__neural_hmm__(single_speaker).wav</text:p>
          </table:table-cell>
        </table:table-row>
        <table:table-row table:style-name="ro2">
          <table:table-cell office:value-type="string" calcext:value-type="string">
            <text:p>tts_models/en/ljspeech/fast_pitch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0.907199144363403" calcext:value-type="float">
            <text:p>0,907199</text:p>
          </table:table-cell>
          <table:table-cell office:value-type="string" calcext:value-type="string">
            <text:p>samples/tts_models__en__ljspeech__fast_pitch__(single_speaker).wav</text:p>
          </table:table-cell>
        </table:table-row>
        <table:table-row table:style-name="ro2">
          <table:table-cell office:value-type="string" calcext:value-type="string">
            <text:p>tts_models/en/ljspeech/speedy-speech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0.909817934036255" calcext:value-type="float">
            <text:p>0,909818</text:p>
          </table:table-cell>
          <table:table-cell office:value-type="string" calcext:value-type="string">
            <text:p>samples/tts_models__en__ljspeech__speedy-speech__(single_speaker)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7</text:p>
          </table:table-cell>
          <table:table-cell table:style-name="ce8" office:value-type="float" office:value="0.924720525741577" calcext:value-type="float">
            <text:p>0,924721</text:p>
          </table:table-cell>
          <table:table-cell office:value-type="string" calcext:value-type="string">
            <text:p>samples/tts_models__en__vctk__vits__p22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6</text:p>
          </table:table-cell>
          <table:table-cell table:style-name="ce8" office:value-type="float" office:value="0.924777984619141" calcext:value-type="float">
            <text:p>0,924778</text:p>
          </table:table-cell>
          <table:table-cell office:value-type="string" calcext:value-type="string">
            <text:p>samples/tts_models__en__vctk__vits__p33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8</text:p>
          </table:table-cell>
          <table:table-cell table:style-name="ce8" office:value-type="float" office:value="0.926260232925415" calcext:value-type="float">
            <text:p>0,926260</text:p>
          </table:table-cell>
          <table:table-cell office:value-type="string" calcext:value-type="string">
            <text:p>samples/tts_models__en__vctk__vits__p29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1</text:p>
          </table:table-cell>
          <table:table-cell table:style-name="ce8" office:value-type="float" office:value="0.928305625915527" calcext:value-type="float">
            <text:p>0,928306</text:p>
          </table:table-cell>
          <table:table-cell office:value-type="string" calcext:value-type="string">
            <text:p>samples/tts_models__en__vctk__vits__p25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74</text:p>
          </table:table-cell>
          <table:table-cell table:style-name="ce8" office:value-type="float" office:value="0.929612636566162" calcext:value-type="float">
            <text:p>0,929613</text:p>
          </table:table-cell>
          <table:table-cell office:value-type="string" calcext:value-type="string">
            <text:p>samples/tts_models__en__vctk__vits__p37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6</text:p>
          </table:table-cell>
          <table:table-cell table:style-name="ce8" office:value-type="float" office:value="0.930482149124146" calcext:value-type="float">
            <text:p>0,930482</text:p>
          </table:table-cell>
          <table:table-cell office:value-type="string" calcext:value-type="string">
            <text:p>samples/tts_models__en__vctk__vits__p22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0</text:p>
          </table:table-cell>
          <table:table-cell table:style-name="ce8" office:value-type="float" office:value="0.933063745498657" calcext:value-type="float">
            <text:p>0,933064</text:p>
          </table:table-cell>
          <table:table-cell office:value-type="string" calcext:value-type="string">
            <text:p>samples/tts_models__en__vctk__vits__p28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4</text:p>
          </table:table-cell>
          <table:table-cell table:style-name="ce8" office:value-type="float" office:value="0.933164358139038" calcext:value-type="float">
            <text:p>0,933164</text:p>
          </table:table-cell>
          <table:table-cell office:value-type="string" calcext:value-type="string">
            <text:p>samples/tts_models__en__vctk__vits__p27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0</text:p>
          </table:table-cell>
          <table:table-cell table:style-name="ce8" office:value-type="float" office:value="0.933447360992432" calcext:value-type="float">
            <text:p>0,933447</text:p>
          </table:table-cell>
          <table:table-cell office:value-type="string" calcext:value-type="string">
            <text:p>samples/tts_models__en__vctk__vits__p25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8</text:p>
          </table:table-cell>
          <table:table-cell table:style-name="ce8" office:value-type="float" office:value="0.933566093444824" calcext:value-type="float">
            <text:p>0,933566</text:p>
          </table:table-cell>
          <table:table-cell office:value-type="string" calcext:value-type="string">
            <text:p>samples/tts_models__en__vctk__vits__p28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0</text:p>
          </table:table-cell>
          <table:table-cell table:style-name="ce8" office:value-type="float" office:value="0.934438705444336" calcext:value-type="float">
            <text:p>0,934439</text:p>
          </table:table-cell>
          <table:table-cell office:value-type="string" calcext:value-type="string">
            <text:p>samples/tts_models__en__vctk__vits__p31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3</text:p>
          </table:table-cell>
          <table:table-cell table:style-name="ce8" office:value-type="float" office:value="0.934987783432007" calcext:value-type="float">
            <text:p>0,934988</text:p>
          </table:table-cell>
          <table:table-cell office:value-type="string" calcext:value-type="string">
            <text:p>samples/tts_models__en__vctk__vits__p23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3</text:p>
          </table:table-cell>
          <table:table-cell table:style-name="ce8" office:value-type="float" office:value="0.93506932258606" calcext:value-type="float">
            <text:p>0,935069</text:p>
          </table:table-cell>
          <table:table-cell office:value-type="string" calcext:value-type="string">
            <text:p>samples/tts_models__en__vctk__vits__p36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6</text:p>
          </table:table-cell>
          <table:table-cell table:style-name="ce8" office:value-type="float" office:value="0.935795307159424" calcext:value-type="float">
            <text:p>0,935795</text:p>
          </table:table-cell>
          <table:table-cell office:value-type="string" calcext:value-type="string">
            <text:p>samples/tts_models__en__vctk__vits__p28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3</text:p>
          </table:table-cell>
          <table:table-cell table:style-name="ce8" office:value-type="float" office:value="0.936536073684692" calcext:value-type="float">
            <text:p>0,936536</text:p>
          </table:table-cell>
          <table:table-cell office:value-type="string" calcext:value-type="string">
            <text:p>samples/tts_models__en__vctk__vits__p31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3</text:p>
          </table:table-cell>
          <table:table-cell table:style-name="ce8" office:value-type="float" office:value="0.936623334884644" calcext:value-type="float">
            <text:p>0,936623</text:p>
          </table:table-cell>
          <table:table-cell office:value-type="string" calcext:value-type="string">
            <text:p>samples/tts_models__en__vctk__vits__p29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0</text:p>
          </table:table-cell>
          <table:table-cell table:style-name="ce8" office:value-type="float" office:value="0.936645984649658" calcext:value-type="float">
            <text:p>0,936646</text:p>
          </table:table-cell>
          <table:table-cell office:value-type="string" calcext:value-type="string">
            <text:p>samples/tts_models__en__vctk__vits__p24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4</text:p>
          </table:table-cell>
          <table:table-cell table:style-name="ce8" office:value-type="float" office:value="0.936872720718384" calcext:value-type="float">
            <text:p>0,936873</text:p>
          </table:table-cell>
          <table:table-cell office:value-type="string" calcext:value-type="string">
            <text:p>samples/tts_models__en__vctk__vits__p25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9</text:p>
          </table:table-cell>
          <table:table-cell table:style-name="ce8" office:value-type="float" office:value="0.936893701553345" calcext:value-type="float">
            <text:p>0,936894</text:p>
          </table:table-cell>
          <table:table-cell office:value-type="string" calcext:value-type="string">
            <text:p>samples/tts_models__en__vctk__vits__p23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9</text:p>
          </table:table-cell>
          <table:table-cell table:style-name="ce8" office:value-type="float" office:value="0.938114643096924" calcext:value-type="float">
            <text:p>0,938115</text:p>
          </table:table-cell>
          <table:table-cell office:value-type="string" calcext:value-type="string">
            <text:p>samples/tts_models__en__vctk__vits__p27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0</text:p>
          </table:table-cell>
          <table:table-cell table:style-name="ce8" office:value-type="float" office:value="0.938545942306519" calcext:value-type="float">
            <text:p>0,938546</text:p>
          </table:table-cell>
          <table:table-cell office:value-type="string" calcext:value-type="string">
            <text:p>samples/tts_models__en__vctk__vits__p30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4</text:p>
          </table:table-cell>
          <table:table-cell table:style-name="ce8" office:value-type="float" office:value="0.938900232315064" calcext:value-type="float">
            <text:p>0,938900</text:p>
          </table:table-cell>
          <table:table-cell office:value-type="string" calcext:value-type="string">
            <text:p>samples/tts_models__en__vctk__vits__p30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3</text:p>
          </table:table-cell>
          <table:table-cell table:style-name="ce8" office:value-type="float" office:value="0.939321756362915" calcext:value-type="float">
            <text:p>0,939322</text:p>
          </table:table-cell>
          <table:table-cell office:value-type="string" calcext:value-type="string">
            <text:p>samples/tts_models__en__vctk__vits__p34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2</text:p>
          </table:table-cell>
          <table:table-cell table:style-name="ce8" office:value-type="float" office:value="0.939841985702515" calcext:value-type="float">
            <text:p>0,939842</text:p>
          </table:table-cell>
          <table:table-cell office:value-type="string" calcext:value-type="string">
            <text:p>samples/tts_models__en__vctk__vits__p30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6</text:p>
          </table:table-cell>
          <table:table-cell table:style-name="ce8" office:value-type="float" office:value="0.940269947052002" calcext:value-type="float">
            <text:p>0,940270</text:p>
          </table:table-cell>
          <table:table-cell office:value-type="string" calcext:value-type="string">
            <text:p>samples/tts_models__en__vctk__vits__p24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5</text:p>
          </table:table-cell>
          <table:table-cell table:style-name="ce8" office:value-type="float" office:value="0.940608501434326" calcext:value-type="float">
            <text:p>0,940609</text:p>
          </table:table-cell>
          <table:table-cell office:value-type="string" calcext:value-type="string">
            <text:p>samples/tts_models__en__vctk__vits__p30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7</text:p>
          </table:table-cell>
          <table:table-cell table:style-name="ce8" office:value-type="float" office:value="0.940927743911743" calcext:value-type="float">
            <text:p>0,940928</text:p>
          </table:table-cell>
          <table:table-cell office:value-type="string" calcext:value-type="string">
            <text:p>samples/tts_models__en__vctk__vits__p34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8</text:p>
          </table:table-cell>
          <table:table-cell table:style-name="ce8" office:value-type="float" office:value="0.941008806228638" calcext:value-type="float">
            <text:p>0,941009</text:p>
          </table:table-cell>
          <table:table-cell office:value-type="string" calcext:value-type="string">
            <text:p>samples/tts_models__en__vctk__vits__p30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9</text:p>
          </table:table-cell>
          <table:table-cell table:style-name="ce8" office:value-type="float" office:value="0.941790580749512" calcext:value-type="float">
            <text:p>0,941791</text:p>
          </table:table-cell>
          <table:table-cell office:value-type="string" calcext:value-type="string">
            <text:p>samples/tts_models__en__vctk__vits__p33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7</text:p>
          </table:table-cell>
          <table:table-cell table:style-name="ce8" office:value-type="float" office:value="0.942225933074951" calcext:value-type="float">
            <text:p>0,942226</text:p>
          </table:table-cell>
          <table:table-cell office:value-type="string" calcext:value-type="string">
            <text:p>samples/tts_models__en__vctk__vits__p28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7</text:p>
          </table:table-cell>
          <table:table-cell table:style-name="ce8" office:value-type="float" office:value="0.942263603210449" calcext:value-type="float">
            <text:p>0,942264</text:p>
          </table:table-cell>
          <table:table-cell office:value-type="string" calcext:value-type="string">
            <text:p>samples/tts_models__en__vctk__vits__p27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0</text:p>
          </table:table-cell>
          <table:table-cell table:style-name="ce8" office:value-type="float" office:value="0.943813800811768" calcext:value-type="float">
            <text:p>0,943814</text:p>
          </table:table-cell>
          <table:table-cell office:value-type="string" calcext:value-type="string">
            <text:p>samples/tts_models__en__vctk__vits__p27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1</text:p>
          </table:table-cell>
          <table:table-cell table:style-name="ce8" office:value-type="float" office:value="0.943838596343994" calcext:value-type="float">
            <text:p>0,943839</text:p>
          </table:table-cell>
          <table:table-cell office:value-type="string" calcext:value-type="string">
            <text:p>samples/tts_models__en__vctk__vits__p23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9</text:p>
          </table:table-cell>
          <table:table-cell table:style-name="ce8" office:value-type="float" office:value="0.944486141204834" calcext:value-type="float">
            <text:p>0,944486</text:p>
          </table:table-cell>
          <table:table-cell office:value-type="string" calcext:value-type="string">
            <text:p>samples/tts_models__en__vctk__vits__p26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2</text:p>
          </table:table-cell>
          <table:table-cell table:style-name="ce8" office:value-type="float" office:value="0.945307970046997" calcext:value-type="float">
            <text:p>0,945308</text:p>
          </table:table-cell>
          <table:table-cell office:value-type="string" calcext:value-type="string">
            <text:p>samples/tts_models__en__vctk__vits__p25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8</text:p>
          </table:table-cell>
          <table:table-cell table:style-name="ce8" office:value-type="float" office:value="0.945362567901611" calcext:value-type="float">
            <text:p>0,945363</text:p>
          </table:table-cell>
          <table:table-cell office:value-type="string" calcext:value-type="string">
            <text:p>samples/tts_models__en__vctk__vits__p23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1</text:p>
          </table:table-cell>
          <table:table-cell table:style-name="ce8" office:value-type="float" office:value="0.945454597473145" calcext:value-type="float">
            <text:p>0,945455</text:p>
          </table:table-cell>
          <table:table-cell office:value-type="string" calcext:value-type="string">
            <text:p>samples/tts_models__en__vctk__vits__p28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6</text:p>
          </table:table-cell>
          <table:table-cell table:style-name="ce8" office:value-type="float" office:value="0.945708990097046" calcext:value-type="float">
            <text:p>0,945709</text:p>
          </table:table-cell>
          <table:table-cell office:value-type="string" calcext:value-type="string">
            <text:p>samples/tts_models__en__vctk__vits__p30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2</text:p>
          </table:table-cell>
          <table:table-cell table:style-name="ce8" office:value-type="float" office:value="0.946017742156982" calcext:value-type="float">
            <text:p>0,946018</text:p>
          </table:table-cell>
          <table:table-cell office:value-type="string" calcext:value-type="string">
            <text:p>samples/tts_models__en__vctk__vits__p26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6</text:p>
          </table:table-cell>
          <table:table-cell table:style-name="ce8" office:value-type="float" office:value="0.946050405502319" calcext:value-type="float">
            <text:p>0,946050</text:p>
          </table:table-cell>
          <table:table-cell office:value-type="string" calcext:value-type="string">
            <text:p>samples/tts_models__en__vctk__vits__p26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9</text:p>
          </table:table-cell>
          <table:table-cell table:style-name="ce8" office:value-type="float" office:value="0.946181058883667" calcext:value-type="float">
            <text:p>0,946181</text:p>
          </table:table-cell>
          <table:table-cell office:value-type="string" calcext:value-type="string">
            <text:p>samples/tts_models__en__vctk__vits__p29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8</text:p>
          </table:table-cell>
          <table:table-cell table:style-name="ce8" office:value-type="float" office:value="0.946426868438721" calcext:value-type="float">
            <text:p>0,946427</text:p>
          </table:table-cell>
          <table:table-cell office:value-type="string" calcext:value-type="string">
            <text:p>samples/tts_models__en__vctk__vits__p24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4</text:p>
          </table:table-cell>
          <table:table-cell table:style-name="ce8" office:value-type="float" office:value="0.94659948348999" calcext:value-type="float">
            <text:p>0,946599</text:p>
          </table:table-cell>
          <table:table-cell office:value-type="string" calcext:value-type="string">
            <text:p>samples/tts_models__en__vctk__vits__p23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4</text:p>
          </table:table-cell>
          <table:table-cell table:style-name="ce8" office:value-type="float" office:value="0.946725606918335" calcext:value-type="float">
            <text:p>0,946726</text:p>
          </table:table-cell>
          <table:table-cell office:value-type="string" calcext:value-type="string">
            <text:p>samples/tts_models__en__vctk__vits__p31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9</text:p>
          </table:table-cell>
          <table:table-cell table:style-name="ce8" office:value-type="float" office:value="0.948251962661743" calcext:value-type="float">
            <text:p>0,948252</text:p>
          </table:table-cell>
          <table:table-cell office:value-type="string" calcext:value-type="string">
            <text:p>samples/tts_models__en__vctk__vits__p22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8</text:p>
          </table:table-cell>
          <table:table-cell table:style-name="ce8" office:value-type="float" office:value="0.948744058609009" calcext:value-type="float">
            <text:p>0,948744</text:p>
          </table:table-cell>
          <table:table-cell office:value-type="string" calcext:value-type="string">
            <text:p>samples/tts_models__en__vctk__vits__p22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7</text:p>
          </table:table-cell>
          <table:table-cell table:style-name="ce8" office:value-type="float" office:value="0.949574947357178" calcext:value-type="float">
            <text:p>0,949575</text:p>
          </table:table-cell>
          <table:table-cell office:value-type="string" calcext:value-type="string">
            <text:p>samples/tts_models__en__vctk__vits__p25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8</text:p>
          </table:table-cell>
          <table:table-cell table:style-name="ce8" office:value-type="float" office:value="0.949662208557129" calcext:value-type="float">
            <text:p>0,949662</text:p>
          </table:table-cell>
          <table:table-cell office:value-type="string" calcext:value-type="string">
            <text:p>samples/tts_models__en__vctk__vits__p31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5</text:p>
          </table:table-cell>
          <table:table-cell table:style-name="ce8" office:value-type="float" office:value="0.949697732925415" calcext:value-type="float">
            <text:p>0,949698</text:p>
          </table:table-cell>
          <table:table-cell office:value-type="string" calcext:value-type="string">
            <text:p>samples/tts_models__en__vctk__vits__p25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9</text:p>
          </table:table-cell>
          <table:table-cell table:style-name="ce8" office:value-type="float" office:value="0.951150178909302" calcext:value-type="float">
            <text:p>0,951150</text:p>
          </table:table-cell>
          <table:table-cell office:value-type="string" calcext:value-type="string">
            <text:p>samples/tts_models__en__vctk__vits__p24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1</text:p>
          </table:table-cell>
          <table:table-cell table:style-name="ce8" office:value-type="float" office:value="0.951947212219238" calcext:value-type="float">
            <text:p>0,951947</text:p>
          </table:table-cell>
          <table:table-cell office:value-type="string" calcext:value-type="string">
            <text:p>samples/tts_models__en__vctk__vits__p27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1</text:p>
          </table:table-cell>
          <table:table-cell table:style-name="ce8" office:value-type="float" office:value="0.952275276184082" calcext:value-type="float">
            <text:p>0,952275</text:p>
          </table:table-cell>
          <table:table-cell office:value-type="string" calcext:value-type="string">
            <text:p>samples/tts_models__en__vctk__vits__p31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4</text:p>
          </table:table-cell>
          <table:table-cell table:style-name="ce8" office:value-type="float" office:value="0.952591896057129" calcext:value-type="float">
            <text:p>0,952592</text:p>
          </table:table-cell>
          <table:table-cell office:value-type="string" calcext:value-type="string">
            <text:p>samples/tts_models__en__vctk__vits__p33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5</text:p>
          </table:table-cell>
          <table:table-cell table:style-name="ce8" office:value-type="float" office:value="0.952754020690918" calcext:value-type="float">
            <text:p>0,952754</text:p>
          </table:table-cell>
          <table:table-cell office:value-type="string" calcext:value-type="string">
            <text:p>samples/tts_models__en__vctk__vits__p33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4</text:p>
          </table:table-cell>
          <table:table-cell table:style-name="ce8" office:value-type="float" office:value="0.952913045883179" calcext:value-type="float">
            <text:p>0,952913</text:p>
          </table:table-cell>
          <table:table-cell office:value-type="string" calcext:value-type="string">
            <text:p>samples/tts_models__en__vctk__vits__p24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4</text:p>
          </table:table-cell>
          <table:table-cell table:style-name="ce8" office:value-type="float" office:value="0.953389167785645" calcext:value-type="float">
            <text:p>0,953389</text:p>
          </table:table-cell>
          <table:table-cell office:value-type="string" calcext:value-type="string">
            <text:p>samples/tts_models__en__vctk__vits__p26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1</text:p>
          </table:table-cell>
          <table:table-cell table:style-name="ce8" office:value-type="float" office:value="0.954277276992798" calcext:value-type="float">
            <text:p>0,954277</text:p>
          </table:table-cell>
          <table:table-cell office:value-type="string" calcext:value-type="string">
            <text:p>samples/tts_models__en__vctk__vits__p30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8</text:p>
          </table:table-cell>
          <table:table-cell table:style-name="ce8" office:value-type="float" office:value="0.954713344573975" calcext:value-type="float">
            <text:p>0,954713</text:p>
          </table:table-cell>
          <table:table-cell office:value-type="string" calcext:value-type="string">
            <text:p>samples/tts_models__en__vctk__vits__p26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6</text:p>
          </table:table-cell>
          <table:table-cell table:style-name="ce8" office:value-type="float" office:value="0.955183029174805" calcext:value-type="float">
            <text:p>0,955183</text:p>
          </table:table-cell>
          <table:table-cell office:value-type="string" calcext:value-type="string">
            <text:p>samples/tts_models__en__vctk__vits__p27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4</text:p>
          </table:table-cell>
          <table:table-cell table:style-name="ce8" office:value-type="float" office:value="0.955837488174439" calcext:value-type="float">
            <text:p>0,955837</text:p>
          </table:table-cell>
          <table:table-cell office:value-type="string" calcext:value-type="string">
            <text:p>samples/tts_models__en__vctk__vits__p29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2</text:p>
          </table:table-cell>
          <table:table-cell table:style-name="ce8" office:value-type="float" office:value="0.956017732620239" calcext:value-type="float">
            <text:p>0,956018</text:p>
          </table:table-cell>
          <table:table-cell office:value-type="string" calcext:value-type="string">
            <text:p>samples/tts_models__en__vctk__vits__p31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1</text:p>
          </table:table-cell>
          <table:table-cell table:style-name="ce8" office:value-type="float" office:value="0.956064939498901" calcext:value-type="float">
            <text:p>0,956065</text:p>
          </table:table-cell>
          <table:table-cell office:value-type="string" calcext:value-type="string">
            <text:p>samples/tts_models__en__vctk__vits__p24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6</text:p>
          </table:table-cell>
          <table:table-cell table:style-name="ce8" office:value-type="float" office:value="0.957964420318604" calcext:value-type="float">
            <text:p>0,957964</text:p>
          </table:table-cell>
          <table:table-cell office:value-type="string" calcext:value-type="string">
            <text:p>samples/tts_models__en__vctk__vits__p25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4</text:p>
          </table:table-cell>
          <table:table-cell table:style-name="ce8" office:value-type="float" office:value="0.958499670028687" calcext:value-type="float">
            <text:p>0,958500</text:p>
          </table:table-cell>
          <table:table-cell office:value-type="string" calcext:value-type="string">
            <text:p>samples/tts_models__en__vctk__vits__p28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5</text:p>
          </table:table-cell>
          <table:table-cell table:style-name="ce8" office:value-type="float" office:value="0.959290504455566" calcext:value-type="float">
            <text:p>0,959291</text:p>
          </table:table-cell>
          <table:table-cell office:value-type="string" calcext:value-type="string">
            <text:p>samples/tts_models__en__vctk__vits__p26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6</text:p>
          </table:table-cell>
          <table:table-cell table:style-name="ce8" office:value-type="float" office:value="0.959335565567017" calcext:value-type="float">
            <text:p>0,959336</text:p>
          </table:table-cell>
          <table:table-cell office:value-type="string" calcext:value-type="string">
            <text:p>samples/tts_models__en__vctk__vits__p23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51</text:p>
          </table:table-cell>
          <table:table-cell table:style-name="ce8" office:value-type="float" office:value="0.95984148979187" calcext:value-type="float">
            <text:p>0,959841</text:p>
          </table:table-cell>
          <table:table-cell office:value-type="string" calcext:value-type="string">
            <text:p>samples/tts_models__en__vctk__vits__p35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5</text:p>
          </table:table-cell>
          <table:table-cell table:style-name="ce8" office:value-type="float" office:value="0.960007429122925" calcext:value-type="float">
            <text:p>0,960007</text:p>
          </table:table-cell>
          <table:table-cell office:value-type="string" calcext:value-type="string">
            <text:p>samples/tts_models__en__vctk__vits__p28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2</text:p>
          </table:table-cell>
          <table:table-cell table:style-name="ce8" office:value-type="float" office:value="0.960184335708618" calcext:value-type="float">
            <text:p>0,960184</text:p>
          </table:table-cell>
          <table:table-cell office:value-type="string" calcext:value-type="string">
            <text:p>samples/tts_models__en__vctk__vits__p28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3</text:p>
          </table:table-cell>
          <table:table-cell table:style-name="ce8" office:value-type="float" office:value="0.960557699203491" calcext:value-type="float">
            <text:p>0,960558</text:p>
          </table:table-cell>
          <table:table-cell office:value-type="string" calcext:value-type="string">
            <text:p>samples/tts_models__en__vctk__vits__p27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5</text:p>
          </table:table-cell>
          <table:table-cell table:style-name="ce8" office:value-type="float" office:value="0.961018562316895" calcext:value-type="float">
            <text:p>0,961019</text:p>
          </table:table-cell>
          <table:table-cell office:value-type="string" calcext:value-type="string">
            <text:p>samples/tts_models__en__vctk__vits__p22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0</text:p>
          </table:table-cell>
          <table:table-cell table:style-name="ce8" office:value-type="float" office:value="0.96131443977356" calcext:value-type="float">
            <text:p>0,961314</text:p>
          </table:table-cell>
          <table:table-cell office:value-type="string" calcext:value-type="string">
            <text:p>samples/tts_models__en__vctk__vits__p330.wav</text:p>
          </table:table-cell>
        </table:table-row>
        <table:table-row table:style-name="ro2">
          <table:table-cell office:value-type="string" calcext:value-type="string">
            <text:p>tts_models/en/ljspeech/tacotron2-DCA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0.961366176605225" calcext:value-type="float">
            <text:p>0,961366</text:p>
          </table:table-cell>
          <table:table-cell office:value-type="string" calcext:value-type="string">
            <text:p>samples/tts_models__en__ljspeech__tacotron2-DCA__(single_speaker)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29</text:p>
          </table:table-cell>
          <table:table-cell table:style-name="ce8" office:value-type="float" office:value="0.962324857711792" calcext:value-type="float">
            <text:p>0,962325</text:p>
          </table:table-cell>
          <table:table-cell office:value-type="string" calcext:value-type="string">
            <text:p>samples/tts_models__en__vctk__vits__p32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3</text:p>
          </table:table-cell>
          <table:table-cell table:style-name="ce8" office:value-type="float" office:value="0.9630446434021" calcext:value-type="float">
            <text:p>0,963045</text:p>
          </table:table-cell>
          <table:table-cell office:value-type="string" calcext:value-type="string">
            <text:p>samples/tts_models__en__vctk__vits__p24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7</text:p>
          </table:table-cell>
          <table:table-cell table:style-name="ce8" office:value-type="float" office:value="0.963438987731934" calcext:value-type="float">
            <text:p>0,963439</text:p>
          </table:table-cell>
          <table:table-cell office:value-type="string" calcext:value-type="string">
            <text:p>samples/tts_models__en__vctk__vits__p29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76</text:p>
          </table:table-cell>
          <table:table-cell table:style-name="ce8" office:value-type="float" office:value="0.963549375534058" calcext:value-type="float">
            <text:p>0,963549</text:p>
          </table:table-cell>
          <table:table-cell office:value-type="string" calcext:value-type="string">
            <text:p>samples/tts_models__en__vctk__vits__p37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0</text:p>
          </table:table-cell>
          <table:table-cell table:style-name="ce8" office:value-type="float" office:value="0.964030742645264" calcext:value-type="float">
            <text:p>0,964031</text:p>
          </table:table-cell>
          <table:table-cell office:value-type="string" calcext:value-type="string">
            <text:p>samples/tts_models__en__vctk__vits__p34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2</text:p>
          </table:table-cell>
          <table:table-cell table:style-name="ce8" office:value-type="float" office:value="0.964364051818848" calcext:value-type="float">
            <text:p>0,964364</text:p>
          </table:table-cell>
          <table:table-cell office:value-type="string" calcext:value-type="string">
            <text:p>samples/tts_models__en__vctk__vits__p36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8</text:p>
          </table:table-cell>
          <table:table-cell table:style-name="ce8" office:value-type="float" office:value="0.964714765548706" calcext:value-type="float">
            <text:p>0,964715</text:p>
          </table:table-cell>
          <table:table-cell office:value-type="string" calcext:value-type="string">
            <text:p>samples/tts_models__en__vctk__vits__p27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1</text:p>
          </table:table-cell>
          <table:table-cell table:style-name="ce8" office:value-type="float" office:value="0.965576410293579" calcext:value-type="float">
            <text:p>0,965576</text:p>
          </table:table-cell>
          <table:table-cell office:value-type="string" calcext:value-type="string">
            <text:p>samples/tts_models__en__vctk__vits__p34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1</text:p>
          </table:table-cell>
          <table:table-cell table:style-name="ce8" office:value-type="float" office:value="0.966044187545776" calcext:value-type="float">
            <text:p>0,966044</text:p>
          </table:table-cell>
          <table:table-cell office:value-type="string" calcext:value-type="string">
            <text:p>samples/tts_models__en__vctk__vits__p26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1</text:p>
          </table:table-cell>
          <table:table-cell table:style-name="ce8" office:value-type="float" office:value="0.966050624847412" calcext:value-type="float">
            <text:p>0,966051</text:p>
          </table:table-cell>
          <table:table-cell office:value-type="string" calcext:value-type="string">
            <text:p>samples/tts_models__en__vctk__vits__p36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0</text:p>
          </table:table-cell>
          <table:table-cell table:style-name="ce8" office:value-type="float" office:value="0.967271089553833" calcext:value-type="float">
            <text:p>0,967271</text:p>
          </table:table-cell>
          <table:table-cell office:value-type="string" calcext:value-type="string">
            <text:p>samples/tts_models__en__vctk__vits__p36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6</text:p>
          </table:table-cell>
          <table:table-cell table:style-name="ce8" office:value-type="float" office:value="0.967318296432495" calcext:value-type="float">
            <text:p>0,967318</text:p>
          </table:table-cell>
          <table:table-cell office:value-type="string" calcext:value-type="string">
            <text:p>samples/tts_models__en__vctk__vits__p31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2</text:p>
          </table:table-cell>
          <table:table-cell table:style-name="ce8" office:value-type="float" office:value="0.967698097229004" calcext:value-type="float">
            <text:p>0,967698</text:p>
          </table:table-cell>
          <table:table-cell office:value-type="string" calcext:value-type="string">
            <text:p>samples/tts_models__en__vctk__vits__p29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3</text:p>
          </table:table-cell>
          <table:table-cell table:style-name="ce8" office:value-type="float" office:value="0.968585968017578" calcext:value-type="float">
            <text:p>0,968586</text:p>
          </table:table-cell>
          <table:table-cell office:value-type="string" calcext:value-type="string">
            <text:p>samples/tts_models__en__vctk__vits__p26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5</text:p>
          </table:table-cell>
          <table:table-cell table:style-name="ce8" office:value-type="float" office:value="0.968940258026123" calcext:value-type="float">
            <text:p>0,968940</text:p>
          </table:table-cell>
          <table:table-cell office:value-type="string" calcext:value-type="string">
            <text:p>samples/tts_models__en__vctk__vits__p24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7</text:p>
          </table:table-cell>
          <table:table-cell table:style-name="ce8" office:value-type="float" office:value="0.968977928161621" calcext:value-type="float">
            <text:p>0,968978</text:p>
          </table:table-cell>
          <table:table-cell office:value-type="string" calcext:value-type="string">
            <text:p>samples/tts_models__en__vctk__vits__p30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2</text:p>
          </table:table-cell>
          <table:table-cell table:style-name="ce8" office:value-type="float" office:value="0.968987941741943" calcext:value-type="float">
            <text:p>0,968988</text:p>
          </table:table-cell>
          <table:table-cell office:value-type="string" calcext:value-type="string">
            <text:p>samples/tts_models__en__vctk__vits__p27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3</text:p>
          </table:table-cell>
          <table:table-cell table:style-name="ce8" office:value-type="float" office:value="0.969270467758179" calcext:value-type="float">
            <text:p>0,969270</text:p>
          </table:table-cell>
          <table:table-cell office:value-type="string" calcext:value-type="string">
            <text:p>samples/tts_models__en__vctk__vits__p30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3</text:p>
          </table:table-cell>
          <table:table-cell table:style-name="ce8" office:value-type="float" office:value="0.969363451004028" calcext:value-type="float">
            <text:p>0,969363</text:p>
          </table:table-cell>
          <table:table-cell office:value-type="string" calcext:value-type="string">
            <text:p>samples/tts_models__en__vctk__vits__p33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7</text:p>
          </table:table-cell>
          <table:table-cell table:style-name="ce8" office:value-type="float" office:value="0.969391107559204" calcext:value-type="float">
            <text:p>0,969391</text:p>
          </table:table-cell>
          <table:table-cell office:value-type="string" calcext:value-type="string">
            <text:p>samples/tts_models__en__vctk__vits__p31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2</text:p>
          </table:table-cell>
          <table:table-cell table:style-name="ce8" office:value-type="float" office:value="0.969824314117432" calcext:value-type="float">
            <text:p>0,969824</text:p>
          </table:table-cell>
          <table:table-cell office:value-type="string" calcext:value-type="string">
            <text:p>samples/tts_models__en__vctk__vits__p23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5</text:p>
          </table:table-cell>
          <table:table-cell table:style-name="ce8" office:value-type="float" office:value="0.969967365264893" calcext:value-type="float">
            <text:p>0,969967</text:p>
          </table:table-cell>
          <table:table-cell office:value-type="string" calcext:value-type="string">
            <text:p>samples/tts_models__en__vctk__vits__p29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26</text:p>
          </table:table-cell>
          <table:table-cell table:style-name="ce8" office:value-type="float" office:value="0.970182180404663" calcext:value-type="float">
            <text:p>0,970182</text:p>
          </table:table-cell>
          <table:table-cell office:value-type="string" calcext:value-type="string">
            <text:p>samples/tts_models__en__vctk__vits__p32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5</text:p>
          </table:table-cell>
          <table:table-cell table:style-name="ce8" office:value-type="float" office:value="0.97020959854126" calcext:value-type="float">
            <text:p>0,970210</text:p>
          </table:table-cell>
          <table:table-cell office:value-type="string" calcext:value-type="string">
            <text:p>samples/tts_models__en__vctk__vits__p34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7</text:p>
          </table:table-cell>
          <table:table-cell table:style-name="ce8" office:value-type="float" office:value="0.97038197517395" calcext:value-type="float">
            <text:p>0,970382</text:p>
          </table:table-cell>
          <table:table-cell office:value-type="string" calcext:value-type="string">
            <text:p>samples/tts_models__en__vctk__vits__p23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23</text:p>
          </table:table-cell>
          <table:table-cell table:style-name="ce8" office:value-type="float" office:value="0.970584154129028" calcext:value-type="float">
            <text:p>0,970584</text:p>
          </table:table-cell>
          <table:table-cell office:value-type="string" calcext:value-type="string">
            <text:p>samples/tts_models__en__vctk__vits__p32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9</text:p>
          </table:table-cell>
          <table:table-cell table:style-name="ce8" office:value-type="float" office:value="0.973773956298828" calcext:value-type="float">
            <text:p>0,973774</text:p>
          </table:table-cell>
          <table:table-cell office:value-type="string" calcext:value-type="string">
            <text:p>samples/tts_models__en__vctk__vits__p25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8</text:p>
          </table:table-cell>
          <table:table-cell table:style-name="ce8" office:value-type="float" office:value="0.97592830657959" calcext:value-type="float">
            <text:p>0,975928</text:p>
          </table:table-cell>
          <table:table-cell office:value-type="string" calcext:value-type="string">
            <text:p>samples/tts_models__en__vctk__vits__p25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7</text:p>
          </table:table-cell>
          <table:table-cell table:style-name="ce8" office:value-type="float" office:value="0.97594141960144" calcext:value-type="float">
            <text:p>0,975941</text:p>
          </table:table-cell>
          <table:table-cell office:value-type="string" calcext:value-type="string">
            <text:p>samples/tts_models__en__vctk__vits__p24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3</text:p>
          </table:table-cell>
          <table:table-cell table:style-name="ce8" office:value-type="float" office:value="0.976032257080078" calcext:value-type="float">
            <text:p>0,976032</text:p>
          </table:table-cell>
          <table:table-cell office:value-type="string" calcext:value-type="string">
            <text:p>samples/tts_models__en__vctk__vits__p28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3</text:p>
          </table:table-cell>
          <table:table-cell table:style-name="ce8" office:value-type="float" office:value="0.976945877075195" calcext:value-type="float">
            <text:p>0,976946</text:p>
          </table:table-cell>
          <table:table-cell office:value-type="string" calcext:value-type="string">
            <text:p>samples/tts_models__en__vctk__vits__p25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4</text:p>
          </table:table-cell>
          <table:table-cell table:style-name="ce8" office:value-type="float" office:value="0.977032899856567" calcext:value-type="float">
            <text:p>0,977033</text:p>
          </table:table-cell>
          <table:table-cell office:value-type="string" calcext:value-type="string">
            <text:p>samples/tts_models__en__vctk__vits__p36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0</text:p>
          </table:table-cell>
          <table:table-cell table:style-name="ce8" office:value-type="float" office:value="0.978134393692017" calcext:value-type="float">
            <text:p>0,978134</text:p>
          </table:table-cell>
          <table:table-cell office:value-type="string" calcext:value-type="string">
            <text:p>samples/tts_models__en__vctk__vits__p26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0</text:p>
          </table:table-cell>
          <table:table-cell table:style-name="ce8" office:value-type="float" office:value="0.986475944519043" calcext:value-type="float">
            <text:p>0,986476</text:p>
          </table:table-cell>
          <table:table-cell office:value-type="string" calcext:value-type="string">
            <text:p>samples/tts_models__en__vctk__vits__p23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7</text:p>
          </table:table-cell>
          <table:table-cell table:style-name="ce8" office:value-type="float" office:value="0.989591598510742" calcext:value-type="float">
            <text:p>0,989592</text:p>
          </table:table-cell>
          <table:table-cell office:value-type="string" calcext:value-type="string">
            <text:p>samples/tts_models__en__vctk__vits__p26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5</text:p>
          </table:table-cell>
          <table:table-cell table:style-name="ce8" office:value-type="float" office:value="0.991554498672485" calcext:value-type="float">
            <text:p>0,991554</text:p>
          </table:table-cell>
          <table:table-cell office:value-type="string" calcext:value-type="string">
            <text:p>samples/tts_models__en__vctk__vits__p275.wav</text:p>
          </table:table-cell>
        </table:table-row>
        <table:table-row table:style-name="ro2">
          <table:table-cell office:value-type="string" calcext:value-type="string">
            <text:p>tts_models/en/ljspeech/vits--neon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0032811164856" calcext:value-type="float">
            <text:p>1,003281</text:p>
          </table:table-cell>
          <table:table-cell office:value-type="string" calcext:value-type="string">
            <text:p>samples/tts_models__en__ljspeech__vits--neon__(single_speaker).wav</text:p>
          </table:table-cell>
        </table:table-row>
        <table:table-row table:style-name="ro2">
          <table:table-cell office:value-type="string" calcext:value-type="string">
            <text:p>tts_models/en/ljspeech/vits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00751543045044" calcext:value-type="float">
            <text:p>1,007515</text:p>
          </table:table-cell>
          <table:table-cell office:value-type="string" calcext:value-type="string">
            <text:p>samples/tts_models__en__ljspeech__vits__(single_speaker).wav</text:p>
          </table:table-cell>
        </table:table-row>
        <table:table-row table:style-name="ro2">
          <table:table-cell office:value-type="string" calcext:value-type="string">
            <text:p>tts_models/en/ljspeech/glow-tts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19755578041077" calcext:value-type="float">
            <text:p>1,197556</text:p>
          </table:table-cell>
          <table:table-cell office:value-type="string" calcext:value-type="string">
            <text:p>samples/tts_models__en__ljspeech__glow-tts__(single_speaker).wav</text:p>
          </table:table-cell>
        </table:table-row>
        <table:table-row table:style-name="ro2">
          <table:table-cell office:value-type="string" calcext:value-type="string">
            <text:p>tts_models/en/ljspeech/tacotron2-DDC_ph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22911143302917" calcext:value-type="float">
            <text:p>1,229111</text:p>
          </table:table-cell>
          <table:table-cell office:value-type="string" calcext:value-type="string">
            <text:p>samples/tts_models__en__ljspeech__tacotron2-DDC_ph__(single_speaker).wav</text:p>
          </table:table-cell>
        </table:table-row>
        <table:table-row table:style-name="ro2">
          <table:table-cell office:value-type="string" calcext:value-type="string">
            <text:p>tts_models/en/jenny/jenny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30207109451294" calcext:value-type="float">
            <text:p>1,302071</text:p>
          </table:table-cell>
          <table:table-cell office:value-type="string" calcext:value-type="string">
            <text:p>samples/tts_models__en__jenny__jenny__(single_speaker).wav</text:p>
          </table:table-cell>
        </table:table-row>
        <table:table-row table:style-name="ro2">
          <table:table-cell office:value-type="string" calcext:value-type="string">
            <text:p>tts_models/en/ljspeech/overflow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31174063682556" calcext:value-type="float">
            <text:p>1,311741</text:p>
          </table:table-cell>
          <table:table-cell office:value-type="string" calcext:value-type="string">
            <text:p>samples/tts_models__en__ljspeech__overflow__(single_speaker).wav</text:p>
          </table:table-cell>
        </table:table-row>
        <table:table-row table:style-name="ro2">
          <table:table-cell office:value-type="string" calcext:value-type="string">
            <text:p>vocoder_models/en/blizzard2013/hifigan_v2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67474603652954" calcext:value-type="float">
            <text:p>1,674746</text:p>
          </table:table-cell>
          <table:table-cell office:value-type="string" calcext:value-type="string">
            <text:p>samples/vocoder_models__en__blizzard2013__hifigan_v2__(single_speaker).wav</text:p>
          </table:table-cell>
        </table:table-row>
        <table:table-row table:style-name="ro2">
          <table:table-cell office:value-type="string" calcext:value-type="string">
            <text:p>vocoder_models/en/ljspeech/univnet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71952486038208" calcext:value-type="float">
            <text:p>1,719525</text:p>
          </table:table-cell>
          <table:table-cell office:value-type="string" calcext:value-type="string">
            <text:p>samples/vocoder_models__en__ljspeech__univnet__(single_speaker).wav</text:p>
          </table:table-cell>
        </table:table-row>
        <table:table-row table:style-name="ro2">
          <table:table-cell office:value-type="string" calcext:value-type="string">
            <text:p>vocoder_models/en/sam/hifigan_v2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81486868858337" calcext:value-type="float">
            <text:p>1,814869</text:p>
          </table:table-cell>
          <table:table-cell office:value-type="string" calcext:value-type="string">
            <text:p>samples/vocoder_models__en__sam__hifigan_v2__(single_speaker).wav</text:p>
          </table:table-cell>
        </table:table-row>
        <table:table-row table:style-name="ro2">
          <table:table-cell office:value-type="string" calcext:value-type="string">
            <text:p>vocoder_models/en/ljspeech/multiband-melgan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8995885848999" calcext:value-type="float">
            <text:p>1,899589</text:p>
          </table:table-cell>
          <table:table-cell office:value-type="string" calcext:value-type="string">
            <text:p>samples/vocoder_models__en__ljspeech__multiband-melgan__(single_speaker).wav</text:p>
          </table:table-cell>
        </table:table-row>
        <table:table-row table:style-name="ro2">
          <table:table-cell office:value-type="string" calcext:value-type="string">
            <text:p>tts_models/en/ljspeech/tacotron2-DDC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9070565700531" calcext:value-type="float">
            <text:p>1,907057</text:p>
          </table:table-cell>
          <table:table-cell office:value-type="string" calcext:value-type="string">
            <text:p>samples/tts_models__en__ljspeech__tacotron2-DDC__(single_speaker).wav</text:p>
          </table:table-cell>
        </table:table-row>
        <table:table-row table:style-name="ro2">
          <table:table-cell office:value-type="string" calcext:value-type="string">
            <text:p>vocoder_models/en/vctk/hifigan_v2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.99956607818604" calcext:value-type="float">
            <text:p>1,999566</text:p>
          </table:table-cell>
          <table:table-cell office:value-type="string" calcext:value-type="string">
            <text:p>samples/vocoder_models__en__vctk__hifigan_v2__(single_speaker)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76</text:p>
          </table:table-cell>
          <table:table-cell table:style-name="ce8" office:value-type="float" office:value="3.10173320770264" calcext:value-type="float">
            <text:p>3,101733</text:p>
          </table:table-cell>
          <table:table-cell office:value-type="string" calcext:value-type="string">
            <text:p>samples/tts_models__en__vctk__fast_pitch__VCTK_p37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2</text:p>
          </table:table-cell>
          <table:table-cell table:style-name="ce8" office:value-type="float" office:value="3.11848258972168" calcext:value-type="float">
            <text:p>3,118483</text:p>
          </table:table-cell>
          <table:table-cell office:value-type="string" calcext:value-type="string">
            <text:p>samples/tts_models__en__vctk__fast_pitch__VCTK_p30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9</text:p>
          </table:table-cell>
          <table:table-cell table:style-name="ce8" office:value-type="float" office:value="3.12036418914795" calcext:value-type="float">
            <text:p>3,120364</text:p>
          </table:table-cell>
          <table:table-cell office:value-type="string" calcext:value-type="string">
            <text:p>samples/tts_models__en__vctk__fast_pitch__VCTK_p27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7</text:p>
          </table:table-cell>
          <table:table-cell table:style-name="ce8" office:value-type="float" office:value="3.12745523452759" calcext:value-type="float">
            <text:p>3,127455</text:p>
          </table:table-cell>
          <table:table-cell office:value-type="string" calcext:value-type="string">
            <text:p>samples/tts_models__en__vctk__fast_pitch__VCTK_p25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4</text:p>
          </table:table-cell>
          <table:table-cell table:style-name="ce8" office:value-type="float" office:value="3.14246296882629" calcext:value-type="float">
            <text:p>3,142463</text:p>
          </table:table-cell>
          <table:table-cell office:value-type="string" calcext:value-type="string">
            <text:p>samples/tts_models__en__vctk__fast_pitch__VCTK_p28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9</text:p>
          </table:table-cell>
          <table:table-cell table:style-name="ce8" office:value-type="float" office:value="3.1747670173645" calcext:value-type="float">
            <text:p>3,174767</text:p>
          </table:table-cell>
          <table:table-cell office:value-type="string" calcext:value-type="string">
            <text:p>samples/tts_models__en__vctk__fast_pitch__VCTK_p23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4</text:p>
          </table:table-cell>
          <table:table-cell table:style-name="ce8" office:value-type="float" office:value="3.25993609428406" calcext:value-type="float">
            <text:p>3,259936</text:p>
          </table:table-cell>
          <table:table-cell office:value-type="string" calcext:value-type="string">
            <text:p>samples/tts_models__en__vctk__fast_pitch__VCTK_p33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3</text:p>
          </table:table-cell>
          <table:table-cell table:style-name="ce8" office:value-type="float" office:value="3.26242995262146" calcext:value-type="float">
            <text:p>3,262430</text:p>
          </table:table-cell>
          <table:table-cell office:value-type="string" calcext:value-type="string">
            <text:p>samples/tts_models__en__vctk__fast_pitch__VCTK_p36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7</text:p>
          </table:table-cell>
          <table:table-cell table:style-name="ce8" office:value-type="float" office:value="3.27181267738342" calcext:value-type="float">
            <text:p>3,271813</text:p>
          </table:table-cell>
          <table:table-cell office:value-type="string" calcext:value-type="string">
            <text:p>samples/tts_models__en__vctk__fast_pitch__VCTK_p28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2</text:p>
          </table:table-cell>
          <table:table-cell table:style-name="ce8" office:value-type="float" office:value="3.27532172203064" calcext:value-type="float">
            <text:p>3,275322</text:p>
          </table:table-cell>
          <table:table-cell office:value-type="string" calcext:value-type="string">
            <text:p>samples/tts_models__en__vctk__fast_pitch__VCTK_p23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3</text:p>
          </table:table-cell>
          <table:table-cell table:style-name="ce8" office:value-type="float" office:value="3.27981972694397" calcext:value-type="float">
            <text:p>3,279820</text:p>
          </table:table-cell>
          <table:table-cell office:value-type="string" calcext:value-type="string">
            <text:p>samples/tts_models__en__vctk__fast_pitch__VCTK_p31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26</text:p>
          </table:table-cell>
          <table:table-cell table:style-name="ce8" office:value-type="float" office:value="3.29556894302368" calcext:value-type="float">
            <text:p>3,295569</text:p>
          </table:table-cell>
          <table:table-cell office:value-type="string" calcext:value-type="string">
            <text:p>samples/tts_models__en__vctk__fast_pitch__VCTK_p32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5</text:p>
          </table:table-cell>
          <table:table-cell table:style-name="ce8" office:value-type="float" office:value="3.30911540985107" calcext:value-type="float">
            <text:p>3,309115</text:p>
          </table:table-cell>
          <table:table-cell office:value-type="string" calcext:value-type="string">
            <text:p>samples/tts_models__en__vctk__fast_pitch__VCTK_p28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3</text:p>
          </table:table-cell>
          <table:table-cell table:style-name="ce8" office:value-type="float" office:value="3.32941102981567" calcext:value-type="float">
            <text:p>3,329411</text:p>
          </table:table-cell>
          <table:table-cell office:value-type="string" calcext:value-type="string">
            <text:p>samples/tts_models__en__vctk__fast_pitch__VCTK_p27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1</text:p>
          </table:table-cell>
          <table:table-cell table:style-name="ce8" office:value-type="float" office:value="3.33518552780151" calcext:value-type="float">
            <text:p>3,335186</text:p>
          </table:table-cell>
          <table:table-cell office:value-type="string" calcext:value-type="string">
            <text:p>samples/tts_models__en__vctk__fast_pitch__VCTK_p23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8</text:p>
          </table:table-cell>
          <table:table-cell table:style-name="ce8" office:value-type="float" office:value="3.33928346633911" calcext:value-type="float">
            <text:p>3,339283</text:p>
          </table:table-cell>
          <table:table-cell office:value-type="string" calcext:value-type="string">
            <text:p>samples/tts_models__en__vctk__fast_pitch__VCTK_p29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8</text:p>
          </table:table-cell>
          <table:table-cell table:style-name="ce8" office:value-type="float" office:value="3.35067057609558" calcext:value-type="float">
            <text:p>3,350671</text:p>
          </table:table-cell>
          <table:table-cell office:value-type="string" calcext:value-type="string">
            <text:p>samples/tts_models__en__vctk__fast_pitch__VCTK_p30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8</text:p>
          </table:table-cell>
          <table:table-cell table:style-name="ce8" office:value-type="float" office:value="3.35582113265991" calcext:value-type="float">
            <text:p>3,355821</text:p>
          </table:table-cell>
          <table:table-cell office:value-type="string" calcext:value-type="string">
            <text:p>samples/tts_models__en__vctk__fast_pitch__VCTK_p27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1</text:p>
          </table:table-cell>
          <table:table-cell table:style-name="ce8" office:value-type="float" office:value="3.35803151130676" calcext:value-type="float">
            <text:p>3,358032</text:p>
          </table:table-cell>
          <table:table-cell office:value-type="string" calcext:value-type="string">
            <text:p>samples/tts_models__en__vctk__fast_pitch__VCTK_p36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7</text:p>
          </table:table-cell>
          <table:table-cell table:style-name="ce8" office:value-type="float" office:value="3.36109781265259" calcext:value-type="float">
            <text:p>3,361098</text:p>
          </table:table-cell>
          <table:table-cell office:value-type="string" calcext:value-type="string">
            <text:p>samples/tts_models__en__vctk__fast_pitch__VCTK_p23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0</text:p>
          </table:table-cell>
          <table:table-cell table:style-name="ce8" office:value-type="float" office:value="3.36689376831055" calcext:value-type="float">
            <text:p>3,366894</text:p>
          </table:table-cell>
          <table:table-cell office:value-type="string" calcext:value-type="string">
            <text:p>samples/tts_models__en__vctk__fast_pitch__VCTK_p26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9</text:p>
          </table:table-cell>
          <table:table-cell table:style-name="ce8" office:value-type="float" office:value="3.38159465789795" calcext:value-type="float">
            <text:p>3,381595</text:p>
          </table:table-cell>
          <table:table-cell office:value-type="string" calcext:value-type="string">
            <text:p>samples/tts_models__en__vctk__fast_pitch__VCTK_p29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0</text:p>
          </table:table-cell>
          <table:table-cell table:style-name="ce8" office:value-type="float" office:value="3.38621854782105" calcext:value-type="float">
            <text:p>3,386219</text:p>
          </table:table-cell>
          <table:table-cell office:value-type="string" calcext:value-type="string">
            <text:p>samples/tts_models__en__vctk__fast_pitch__VCTK_p25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9</text:p>
          </table:table-cell>
          <table:table-cell table:style-name="ce8" office:value-type="float" office:value="3.38730049133301" calcext:value-type="float">
            <text:p>3,387300</text:p>
          </table:table-cell>
          <table:table-cell office:value-type="string" calcext:value-type="string">
            <text:p>samples/tts_models__en__vctk__fast_pitch__VCTK_p33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3</text:p>
          </table:table-cell>
          <table:table-cell table:style-name="ce8" office:value-type="float" office:value="3.38747954368591" calcext:value-type="float">
            <text:p>3,387480</text:p>
          </table:table-cell>
          <table:table-cell office:value-type="string" calcext:value-type="string">
            <text:p>samples/tts_models__en__vctk__fast_pitch__VCTK_p33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7</text:p>
          </table:table-cell>
          <table:table-cell table:style-name="ce8" office:value-type="float" office:value="3.39263653755188" calcext:value-type="float">
            <text:p>3,392637</text:p>
          </table:table-cell>
          <table:table-cell office:value-type="string" calcext:value-type="string">
            <text:p>samples/tts_models__en__vctk__fast_pitch__VCTK_p24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5</text:p>
          </table:table-cell>
          <table:table-cell table:style-name="ce8" office:value-type="float" office:value="3.40419149398804" calcext:value-type="float">
            <text:p>3,404191</text:p>
          </table:table-cell>
          <table:table-cell office:value-type="string" calcext:value-type="string">
            <text:p>samples/tts_models__en__vctk__fast_pitch__VCTK_p34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0</text:p>
          </table:table-cell>
          <table:table-cell table:style-name="ce8" office:value-type="float" office:value="3.40881061553955" calcext:value-type="float">
            <text:p>3,408811</text:p>
          </table:table-cell>
          <table:table-cell office:value-type="string" calcext:value-type="string">
            <text:p>samples/tts_models__en__vctk__fast_pitch__VCTK_p34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6</text:p>
          </table:table-cell>
          <table:table-cell table:style-name="ce8" office:value-type="float" office:value="3.40891408920288" calcext:value-type="float">
            <text:p>3,408914</text:p>
          </table:table-cell>
          <table:table-cell office:value-type="string" calcext:value-type="string">
            <text:p>samples/tts_models__en__vctk__fast_pitch__VCTK_p23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4</text:p>
          </table:table-cell>
          <table:table-cell table:style-name="ce8" office:value-type="float" office:value="3.41710376739502" calcext:value-type="float">
            <text:p>3,417104</text:p>
          </table:table-cell>
          <table:table-cell office:value-type="string" calcext:value-type="string">
            <text:p>samples/tts_models__en__vctk__fast_pitch__VCTK_p29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5</text:p>
          </table:table-cell>
          <table:table-cell table:style-name="ce8" office:value-type="float" office:value="3.42441844940186" calcext:value-type="float">
            <text:p>3,424418</text:p>
          </table:table-cell>
          <table:table-cell office:value-type="string" calcext:value-type="string">
            <text:p>samples/tts_models__en__vctk__fast_pitch__VCTK_p29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0</text:p>
          </table:table-cell>
          <table:table-cell table:style-name="ce8" office:value-type="float" office:value="3.42529296875" calcext:value-type="float">
            <text:p>3,425293</text:p>
          </table:table-cell>
          <table:table-cell office:value-type="string" calcext:value-type="string">
            <text:p>samples/tts_models__en__vctk__fast_pitch__VCTK_p36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0</text:p>
          </table:table-cell>
          <table:table-cell table:style-name="ce8" office:value-type="float" office:value="3.42785811424255" calcext:value-type="float">
            <text:p>3,427858</text:p>
          </table:table-cell>
          <table:table-cell office:value-type="string" calcext:value-type="string">
            <text:p>samples/tts_models__en__vctk__fast_pitch__VCTK_p28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3</text:p>
          </table:table-cell>
          <table:table-cell table:style-name="ce8" office:value-type="float" office:value="3.42827773094177" calcext:value-type="float">
            <text:p>3,428278</text:p>
          </table:table-cell>
          <table:table-cell office:value-type="string" calcext:value-type="string">
            <text:p>samples/tts_models__en__vctk__fast_pitch__VCTK_p24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6</text:p>
          </table:table-cell>
          <table:table-cell table:style-name="ce8" office:value-type="float" office:value="3.42938089370728" calcext:value-type="float">
            <text:p>3,429381</text:p>
          </table:table-cell>
          <table:table-cell office:value-type="string" calcext:value-type="string">
            <text:p>samples/tts_models__en__vctk__fast_pitch__VCTK_p33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2</text:p>
          </table:table-cell>
          <table:table-cell table:style-name="ce8" office:value-type="float" office:value="3.43301773071289" calcext:value-type="float">
            <text:p>3,433018</text:p>
          </table:table-cell>
          <table:table-cell office:value-type="string" calcext:value-type="string">
            <text:p>samples/tts_models__en__vctk__fast_pitch__VCTK_p36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6</text:p>
          </table:table-cell>
          <table:table-cell table:style-name="ce8" office:value-type="float" office:value="3.4417986869812" calcext:value-type="float">
            <text:p>3,441799</text:p>
          </table:table-cell>
          <table:table-cell office:value-type="string" calcext:value-type="string">
            <text:p>samples/tts_models__en__vctk__fast_pitch__VCTK_p26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4</text:p>
          </table:table-cell>
          <table:table-cell table:style-name="ce8" office:value-type="float" office:value="3.44419169425964" calcext:value-type="float">
            <text:p>3,444192</text:p>
          </table:table-cell>
          <table:table-cell office:value-type="string" calcext:value-type="string">
            <text:p>samples/tts_models__en__vctk__fast_pitch__VCTK_p26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2</text:p>
          </table:table-cell>
          <table:table-cell table:style-name="ce8" office:value-type="float" office:value="3.45235514640808" calcext:value-type="float">
            <text:p>3,452355</text:p>
          </table:table-cell>
          <table:table-cell office:value-type="string" calcext:value-type="string">
            <text:p>samples/tts_models__en__vctk__fast_pitch__VCTK_p28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2</text:p>
          </table:table-cell>
          <table:table-cell table:style-name="ce8" office:value-type="float" office:value="3.4537878036499" calcext:value-type="float">
            <text:p>3,453788</text:p>
          </table:table-cell>
          <table:table-cell office:value-type="string" calcext:value-type="string">
            <text:p>samples/tts_models__en__vctk__fast_pitch__VCTK_p29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4</text:p>
          </table:table-cell>
          <table:table-cell table:style-name="ce8" office:value-type="float" office:value="3.45588541030884" calcext:value-type="float">
            <text:p>3,455885</text:p>
          </table:table-cell>
          <table:table-cell office:value-type="string" calcext:value-type="string">
            <text:p>samples/tts_models__en__vctk__fast_pitch__VCTK_p31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5</text:p>
          </table:table-cell>
          <table:table-cell table:style-name="ce8" office:value-type="float" office:value="3.46033906936646" calcext:value-type="float">
            <text:p>3,460339</text:p>
          </table:table-cell>
          <table:table-cell office:value-type="string" calcext:value-type="string">
            <text:p>samples/tts_models__en__vctk__fast_pitch__VCTK_p27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4</text:p>
          </table:table-cell>
          <table:table-cell table:style-name="ce8" office:value-type="float" office:value="3.46183276176453" calcext:value-type="float">
            <text:p>3,461833</text:p>
          </table:table-cell>
          <table:table-cell office:value-type="string" calcext:value-type="string">
            <text:p>samples/tts_models__en__vctk__fast_pitch__VCTK_p24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3</text:p>
          </table:table-cell>
          <table:table-cell table:style-name="ce8" office:value-type="float" office:value="3.47617864608765" calcext:value-type="float">
            <text:p>3,476179</text:p>
          </table:table-cell>
          <table:table-cell office:value-type="string" calcext:value-type="string">
            <text:p>samples/tts_models__en__vctk__fast_pitch__VCTK_p29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1</text:p>
          </table:table-cell>
          <table:table-cell table:style-name="ce8" office:value-type="float" office:value="3.4775333404541" calcext:value-type="float">
            <text:p>3,477533</text:p>
          </table:table-cell>
          <table:table-cell office:value-type="string" calcext:value-type="string">
            <text:p>samples/tts_models__en__vctk__fast_pitch__VCTK_p24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2</text:p>
          </table:table-cell>
          <table:table-cell table:style-name="ce8" office:value-type="float" office:value="3.47816395759583" calcext:value-type="float">
            <text:p>3,478164</text:p>
          </table:table-cell>
          <table:table-cell office:value-type="string" calcext:value-type="string">
            <text:p>samples/tts_models__en__vctk__fast_pitch__VCTK_p27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4</text:p>
          </table:table-cell>
          <table:table-cell table:style-name="ce8" office:value-type="float" office:value="3.48222351074219" calcext:value-type="float">
            <text:p>3,482224</text:p>
          </table:table-cell>
          <table:table-cell office:value-type="string" calcext:value-type="string">
            <text:p>samples/tts_models__en__vctk__fast_pitch__VCTK_p23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7</text:p>
          </table:table-cell>
          <table:table-cell table:style-name="ce8" office:value-type="float" office:value="3.4857292175293" calcext:value-type="float">
            <text:p>3,485729</text:p>
          </table:table-cell>
          <table:table-cell office:value-type="string" calcext:value-type="string">
            <text:p>samples/tts_models__en__vctk__fast_pitch__VCTK_p29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8</text:p>
          </table:table-cell>
          <table:table-cell table:style-name="ce8" office:value-type="float" office:value="3.48631453514099" calcext:value-type="float">
            <text:p>3,486315</text:p>
          </table:table-cell>
          <table:table-cell office:value-type="string" calcext:value-type="string">
            <text:p>samples/tts_models__en__vctk__fast_pitch__VCTK_p28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4</text:p>
          </table:table-cell>
          <table:table-cell table:style-name="ce8" office:value-type="float" office:value="3.49253368377686" calcext:value-type="float">
            <text:p>3,492534</text:p>
          </table:table-cell>
          <table:table-cell office:value-type="string" calcext:value-type="string">
            <text:p>samples/tts_models__en__vctk__fast_pitch__VCTK_p25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1</text:p>
          </table:table-cell>
          <table:table-cell table:style-name="ce8" office:value-type="float" office:value="3.4960081577301" calcext:value-type="float">
            <text:p>3,496008</text:p>
          </table:table-cell>
          <table:table-cell office:value-type="string" calcext:value-type="string">
            <text:p>samples/tts_models__en__vctk__fast_pitch__VCTK_p28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3</text:p>
          </table:table-cell>
          <table:table-cell table:style-name="ce8" office:value-type="float" office:value="3.4984016418457" calcext:value-type="float">
            <text:p>3,498402</text:p>
          </table:table-cell>
          <table:table-cell office:value-type="string" calcext:value-type="string">
            <text:p>samples/tts_models__en__vctk__fast_pitch__VCTK_p26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9</text:p>
          </table:table-cell>
          <table:table-cell table:style-name="ce8" office:value-type="float" office:value="3.50149893760681" calcext:value-type="float">
            <text:p>3,501499</text:p>
          </table:table-cell>
          <table:table-cell office:value-type="string" calcext:value-type="string">
            <text:p>samples/tts_models__en__vctk__fast_pitch__VCTK_p26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3</text:p>
          </table:table-cell>
          <table:table-cell table:style-name="ce8" office:value-type="float" office:value="3.51036190986633" calcext:value-type="float">
            <text:p>3,510362</text:p>
          </table:table-cell>
          <table:table-cell office:value-type="string" calcext:value-type="string">
            <text:p>samples/tts_models__en__vctk__fast_pitch__VCTK_p23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51</text:p>
          </table:table-cell>
          <table:table-cell table:style-name="ce8" office:value-type="float" office:value="3.52397656440735" calcext:value-type="float">
            <text:p>3,523977</text:p>
          </table:table-cell>
          <table:table-cell office:value-type="string" calcext:value-type="string">
            <text:p>samples/tts_models__en__vctk__fast_pitch__VCTK_p35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5</text:p>
          </table:table-cell>
          <table:table-cell table:style-name="ce8" office:value-type="float" office:value="3.52812314033508" calcext:value-type="float">
            <text:p>3,528123</text:p>
          </table:table-cell>
          <table:table-cell office:value-type="string" calcext:value-type="string">
            <text:p>samples/tts_models__en__vctk__fast_pitch__VCTK_p22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5</text:p>
          </table:table-cell>
          <table:table-cell table:style-name="ce8" office:value-type="float" office:value="3.5288143157959" calcext:value-type="float">
            <text:p>3,528814</text:p>
          </table:table-cell>
          <table:table-cell office:value-type="string" calcext:value-type="string">
            <text:p>samples/tts_models__en__vctk__fast_pitch__VCTK_p30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1</text:p>
          </table:table-cell>
          <table:table-cell table:style-name="ce8" office:value-type="float" office:value="3.53513598442078" calcext:value-type="float">
            <text:p>3,535136</text:p>
          </table:table-cell>
          <table:table-cell office:value-type="string" calcext:value-type="string">
            <text:p>samples/tts_models__en__vctk__fast_pitch__VCTK_p26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9</text:p>
          </table:table-cell>
          <table:table-cell table:style-name="ce8" office:value-type="float" office:value="3.54727721214294" calcext:value-type="float">
            <text:p>3,547277</text:p>
          </table:table-cell>
          <table:table-cell office:value-type="string" calcext:value-type="string">
            <text:p>samples/tts_models__en__vctk__fast_pitch__VCTK_p22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1</text:p>
          </table:table-cell>
          <table:table-cell table:style-name="ce8" office:value-type="float" office:value="3.55100703239441" calcext:value-type="float">
            <text:p>3,551007</text:p>
          </table:table-cell>
          <table:table-cell office:value-type="string" calcext:value-type="string">
            <text:p>samples/tts_models__en__vctk__fast_pitch__VCTK_p30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0</text:p>
          </table:table-cell>
          <table:table-cell table:style-name="ce8" office:value-type="float" office:value="3.55451011657715" calcext:value-type="float">
            <text:p>3,554510</text:p>
          </table:table-cell>
          <table:table-cell office:value-type="string" calcext:value-type="string">
            <text:p>samples/tts_models__en__vctk__fast_pitch__VCTK_p30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4</text:p>
          </table:table-cell>
          <table:table-cell table:style-name="ce8" office:value-type="float" office:value="3.56168580055237" calcext:value-type="float">
            <text:p>3,561686</text:p>
          </table:table-cell>
          <table:table-cell office:value-type="string" calcext:value-type="string">
            <text:p>samples/tts_models__en__vctk__fast_pitch__VCTK_p30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2</text:p>
          </table:table-cell>
          <table:table-cell table:style-name="ce8" office:value-type="float" office:value="3.56873321533203" calcext:value-type="float">
            <text:p>3,568733</text:p>
          </table:table-cell>
          <table:table-cell office:value-type="string" calcext:value-type="string">
            <text:p>samples/tts_models__en__vctk__fast_pitch__VCTK_p31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7</text:p>
          </table:table-cell>
          <table:table-cell table:style-name="ce8" office:value-type="float" office:value="3.57332324981689" calcext:value-type="float">
            <text:p>3,573323</text:p>
          </table:table-cell>
          <table:table-cell office:value-type="string" calcext:value-type="string">
            <text:p>samples/tts_models__en__vctk__fast_pitch__VCTK_p30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1</text:p>
          </table:table-cell>
          <table:table-cell table:style-name="ce8" office:value-type="float" office:value="3.57442331314087" calcext:value-type="float">
            <text:p>3,574423</text:p>
          </table:table-cell>
          <table:table-cell office:value-type="string" calcext:value-type="string">
            <text:p>samples/tts_models__en__vctk__fast_pitch__VCTK_p25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8</text:p>
          </table:table-cell>
          <table:table-cell table:style-name="ce8" office:value-type="float" office:value="3.57540678977966" calcext:value-type="float">
            <text:p>3,575407</text:p>
          </table:table-cell>
          <table:table-cell office:value-type="string" calcext:value-type="string">
            <text:p>samples/tts_models__en__vctk__fast_pitch__VCTK_p25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7</text:p>
          </table:table-cell>
          <table:table-cell table:style-name="ce8" office:value-type="float" office:value="3.58657360076904" calcext:value-type="float">
            <text:p>3,586574</text:p>
          </table:table-cell>
          <table:table-cell office:value-type="string" calcext:value-type="string">
            <text:p>samples/tts_models__en__vctk__fast_pitch__VCTK_p31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2</text:p>
          </table:table-cell>
          <table:table-cell table:style-name="ce8" office:value-type="float" office:value="3.59019494056702" calcext:value-type="float">
            <text:p>3,590195</text:p>
          </table:table-cell>
          <table:table-cell office:value-type="string" calcext:value-type="string">
            <text:p>samples/tts_models__en__vctk__fast_pitch__VCTK_p25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7</text:p>
          </table:table-cell>
          <table:table-cell table:style-name="ce8" office:value-type="float" office:value="3.59405326843262" calcext:value-type="float">
            <text:p>3,594053</text:p>
          </table:table-cell>
          <table:table-cell office:value-type="string" calcext:value-type="string">
            <text:p>samples/tts_models__en__vctk__fast_pitch__VCTK_p26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5</text:p>
          </table:table-cell>
          <table:table-cell table:style-name="ce8" office:value-type="float" office:value="3.60327577590942" calcext:value-type="float">
            <text:p>3,603276</text:p>
          </table:table-cell>
          <table:table-cell office:value-type="string" calcext:value-type="string">
            <text:p>samples/tts_models__en__vctk__fast_pitch__VCTK_p25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6</text:p>
          </table:table-cell>
          <table:table-cell table:style-name="ce8" office:value-type="float" office:value="3.60498356819153" calcext:value-type="float">
            <text:p>3,604984</text:p>
          </table:table-cell>
          <table:table-cell office:value-type="string" calcext:value-type="string">
            <text:p>samples/tts_models__en__vctk__fast_pitch__VCTK_p31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0</text:p>
          </table:table-cell>
          <table:table-cell table:style-name="ce8" office:value-type="float" office:value="3.60736513137817" calcext:value-type="float">
            <text:p>3,607365</text:p>
          </table:table-cell>
          <table:table-cell office:value-type="string" calcext:value-type="string">
            <text:p>samples/tts_models__en__vctk__fast_pitch__VCTK_p24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9</text:p>
          </table:table-cell>
          <table:table-cell table:style-name="ce8" office:value-type="float" office:value="3.61518025398254" calcext:value-type="float">
            <text:p>3,615180</text:p>
          </table:table-cell>
          <table:table-cell office:value-type="string" calcext:value-type="string">
            <text:p>samples/tts_models__en__vctk__fast_pitch__VCTK_p25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7</text:p>
          </table:table-cell>
          <table:table-cell table:style-name="ce8" office:value-type="float" office:value="3.62157106399536" calcext:value-type="float">
            <text:p>3,621571</text:p>
          </table:table-cell>
          <table:table-cell office:value-type="string" calcext:value-type="string">
            <text:p>samples/tts_models__en__vctk__fast_pitch__VCTK_p34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8</text:p>
          </table:table-cell>
          <table:table-cell table:style-name="ce8" office:value-type="float" office:value="3.65017223358154" calcext:value-type="float">
            <text:p>3,650172</text:p>
          </table:table-cell>
          <table:table-cell office:value-type="string" calcext:value-type="string">
            <text:p>samples/tts_models__en__vctk__fast_pitch__VCTK_p26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0</text:p>
          </table:table-cell>
          <table:table-cell table:style-name="ce8" office:value-type="float" office:value="3.65953183174133" calcext:value-type="float">
            <text:p>3,659532</text:p>
          </table:table-cell>
          <table:table-cell office:value-type="string" calcext:value-type="string">
            <text:p>samples/tts_models__en__vctk__fast_pitch__VCTK_p27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6</text:p>
          </table:table-cell>
          <table:table-cell table:style-name="ce8" office:value-type="float" office:value="3.66809487342834" calcext:value-type="float">
            <text:p>3,668095</text:p>
          </table:table-cell>
          <table:table-cell office:value-type="string" calcext:value-type="string">
            <text:p>samples/tts_models__en__vctk__fast_pitch__VCTK_p22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6</text:p>
          </table:table-cell>
          <table:table-cell table:style-name="ce8" office:value-type="float" office:value="3.67473959922791" calcext:value-type="float">
            <text:p>3,674740</text:p>
          </table:table-cell>
          <table:table-cell office:value-type="string" calcext:value-type="string">
            <text:p>samples/tts_models__en__vctk__fast_pitch__VCTK_p28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3</text:p>
          </table:table-cell>
          <table:table-cell table:style-name="ce8" office:value-type="float" office:value="3.68179869651794" calcext:value-type="float">
            <text:p>3,681799</text:p>
          </table:table-cell>
          <table:table-cell office:value-type="string" calcext:value-type="string">
            <text:p>samples/tts_models__en__vctk__fast_pitch__VCTK_p30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3</text:p>
          </table:table-cell>
          <table:table-cell table:style-name="ce8" office:value-type="float" office:value="3.68579936027527" calcext:value-type="float">
            <text:p>3,685799</text:p>
          </table:table-cell>
          <table:table-cell office:value-type="string" calcext:value-type="string">
            <text:p>samples/tts_models__en__vctk__fast_pitch__VCTK_p25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5</text:p>
          </table:table-cell>
          <table:table-cell table:style-name="ce8" office:value-type="float" office:value="3.6889762878418" calcext:value-type="float">
            <text:p>3,688976</text:p>
          </table:table-cell>
          <table:table-cell office:value-type="string" calcext:value-type="string">
            <text:p>samples/tts_models__en__vctk__fast_pitch__VCTK_p24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8</text:p>
          </table:table-cell>
          <table:table-cell table:style-name="ce8" office:value-type="float" office:value="3.69561624526978" calcext:value-type="float">
            <text:p>3,695616</text:p>
          </table:table-cell>
          <table:table-cell office:value-type="string" calcext:value-type="string">
            <text:p>samples/tts_models__en__vctk__fast_pitch__VCTK_p24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3</text:p>
          </table:table-cell>
          <table:table-cell table:style-name="ce8" office:value-type="float" office:value="3.70231938362122" calcext:value-type="float">
            <text:p>3,702319</text:p>
          </table:table-cell>
          <table:table-cell office:value-type="string" calcext:value-type="string">
            <text:p>samples/tts_models__en__vctk__fast_pitch__VCTK_p28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2</text:p>
          </table:table-cell>
          <table:table-cell table:style-name="ce8" office:value-type="float" office:value="3.70429921150208" calcext:value-type="float">
            <text:p>3,704299</text:p>
          </table:table-cell>
          <table:table-cell office:value-type="string" calcext:value-type="string">
            <text:p>samples/tts_models__en__vctk__fast_pitch__VCTK_p26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6</text:p>
          </table:table-cell>
          <table:table-cell table:style-name="ce8" office:value-type="float" office:value="3.7061984539032" calcext:value-type="float">
            <text:p>3,706198</text:p>
          </table:table-cell>
          <table:table-cell office:value-type="string" calcext:value-type="string">
            <text:p>samples/tts_models__en__vctk__fast_pitch__VCTK_p25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9</text:p>
          </table:table-cell>
          <table:table-cell table:style-name="ce8" office:value-type="float" office:value="3.71987986564636" calcext:value-type="float">
            <text:p>3,719880</text:p>
          </table:table-cell>
          <table:table-cell office:value-type="string" calcext:value-type="string">
            <text:p>samples/tts_models__en__vctk__fast_pitch__VCTK_p24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1</text:p>
          </table:table-cell>
          <table:table-cell table:style-name="ce8" office:value-type="float" office:value="3.72228717803955" calcext:value-type="float">
            <text:p>3,722287</text:p>
          </table:table-cell>
          <table:table-cell office:value-type="string" calcext:value-type="string">
            <text:p>samples/tts_models__en__vctk__fast_pitch__VCTK_p34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8</text:p>
          </table:table-cell>
          <table:table-cell table:style-name="ce8" office:value-type="float" office:value="3.72542953491211" calcext:value-type="float">
            <text:p>3,725430</text:p>
          </table:table-cell>
          <table:table-cell office:value-type="string" calcext:value-type="string">
            <text:p>samples/tts_models__en__vctk__fast_pitch__VCTK_p22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29</text:p>
          </table:table-cell>
          <table:table-cell table:style-name="ce8" office:value-type="float" office:value="3.72895860671997" calcext:value-type="float">
            <text:p>3,728959</text:p>
          </table:table-cell>
          <table:table-cell office:value-type="string" calcext:value-type="string">
            <text:p>samples/tts_models__en__vctk__fast_pitch__VCTK_p32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0</text:p>
          </table:table-cell>
          <table:table-cell table:style-name="ce8" office:value-type="float" office:value="3.73313045501709" calcext:value-type="float">
            <text:p>3,733130</text:p>
          </table:table-cell>
          <table:table-cell office:value-type="string" calcext:value-type="string">
            <text:p>samples/tts_models__en__vctk__fast_pitch__VCTK_p33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5</text:p>
          </table:table-cell>
          <table:table-cell table:style-name="ce8" office:value-type="float" office:value="3.740065574646" calcext:value-type="float">
            <text:p>3,740066</text:p>
          </table:table-cell>
          <table:table-cell office:value-type="string" calcext:value-type="string">
            <text:p>samples/tts_models__en__vctk__fast_pitch__VCTK_p33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8</text:p>
          </table:table-cell>
          <table:table-cell table:style-name="ce8" office:value-type="float" office:value="3.7400689125061" calcext:value-type="float">
            <text:p>3,740069</text:p>
          </table:table-cell>
          <table:table-cell office:value-type="string" calcext:value-type="string">
            <text:p>samples/tts_models__en__vctk__fast_pitch__VCTK_p23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7</text:p>
          </table:table-cell>
          <table:table-cell table:style-name="ce8" office:value-type="float" office:value="3.74626326560974" calcext:value-type="float">
            <text:p>3,746263</text:p>
          </table:table-cell>
          <table:table-cell office:value-type="string" calcext:value-type="string">
            <text:p>samples/tts_models__en__vctk__fast_pitch__VCTK_p22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4</text:p>
          </table:table-cell>
          <table:table-cell table:style-name="ce8" office:value-type="float" office:value="3.7549364566803" calcext:value-type="float">
            <text:p>3,754936</text:p>
          </table:table-cell>
          <table:table-cell office:value-type="string" calcext:value-type="string">
            <text:p>samples/tts_models__en__vctk__fast_pitch__VCTK_p36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6</text:p>
          </table:table-cell>
          <table:table-cell table:style-name="ce8" office:value-type="float" office:value="3.78553152084351" calcext:value-type="float">
            <text:p>3,785532</text:p>
          </table:table-cell>
          <table:table-cell office:value-type="string" calcext:value-type="string">
            <text:p>samples/tts_models__en__vctk__fast_pitch__VCTK_p27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74</text:p>
          </table:table-cell>
          <table:table-cell table:style-name="ce8" office:value-type="float" office:value="3.80145788192749" calcext:value-type="float">
            <text:p>3,801458</text:p>
          </table:table-cell>
          <table:table-cell office:value-type="string" calcext:value-type="string">
            <text:p>samples/tts_models__en__vctk__fast_pitch__VCTK_p37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23</text:p>
          </table:table-cell>
          <table:table-cell table:style-name="ce8" office:value-type="float" office:value="3.82264685630798" calcext:value-type="float">
            <text:p>3,822647</text:p>
          </table:table-cell>
          <table:table-cell office:value-type="string" calcext:value-type="string">
            <text:p>samples/tts_models__en__vctk__fast_pitch__VCTK_p32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4</text:p>
          </table:table-cell>
          <table:table-cell table:style-name="ce8" office:value-type="float" office:value="3.83205628395081" calcext:value-type="float">
            <text:p>3,832056</text:p>
          </table:table-cell>
          <table:table-cell office:value-type="string" calcext:value-type="string">
            <text:p>samples/tts_models__en__vctk__fast_pitch__VCTK_p27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8</text:p>
          </table:table-cell>
          <table:table-cell table:style-name="ce8" office:value-type="float" office:value="3.83534550666809" calcext:value-type="float">
            <text:p>3,835346</text:p>
          </table:table-cell>
          <table:table-cell office:value-type="string" calcext:value-type="string">
            <text:p>samples/tts_models__en__vctk__fast_pitch__VCTK_p31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6</text:p>
          </table:table-cell>
          <table:table-cell table:style-name="ce8" office:value-type="float" office:value="3.83886504173279" calcext:value-type="float">
            <text:p>3,838865</text:p>
          </table:table-cell>
          <table:table-cell office:value-type="string" calcext:value-type="string">
            <text:p>samples/tts_models__en__vctk__fast_pitch__VCTK_p24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0</text:p>
          </table:table-cell>
          <table:table-cell table:style-name="ce8" office:value-type="float" office:value="3.87576103210449" calcext:value-type="float">
            <text:p>3,875761</text:p>
          </table:table-cell>
          <table:table-cell office:value-type="string" calcext:value-type="string">
            <text:p>samples/tts_models__en__vctk__fast_pitch__VCTK_p23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3</text:p>
          </table:table-cell>
          <table:table-cell table:style-name="ce8" office:value-type="float" office:value="3.88060474395752" calcext:value-type="float">
            <text:p>3,880605</text:p>
          </table:table-cell>
          <table:table-cell office:value-type="string" calcext:value-type="string">
            <text:p>samples/tts_models__en__vctk__fast_pitch__VCTK_p34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1</text:p>
          </table:table-cell>
          <table:table-cell table:style-name="ce8" office:value-type="float" office:value="3.90564489364624" calcext:value-type="float">
            <text:p>3,905645</text:p>
          </table:table-cell>
          <table:table-cell office:value-type="string" calcext:value-type="string">
            <text:p>samples/tts_models__en__vctk__fast_pitch__VCTK_p27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5</text:p>
          </table:table-cell>
          <table:table-cell table:style-name="ce8" office:value-type="float" office:value="4.08044910430908" calcext:value-type="float">
            <text:p>4,080449</text:p>
          </table:table-cell>
          <table:table-cell office:value-type="string" calcext:value-type="string">
            <text:p>samples/tts_models__en__vctk__fast_pitch__VCTK_p26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6</text:p>
          </table:table-cell>
          <table:table-cell table:style-name="ce8" office:value-type="float" office:value="4.11875200271606" calcext:value-type="float">
            <text:p>4,118752</text:p>
          </table:table-cell>
          <table:table-cell office:value-type="string" calcext:value-type="string">
            <text:p>samples/tts_models__en__vctk__fast_pitch__VCTK_p30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1</text:p>
          </table:table-cell>
          <table:table-cell table:style-name="ce8" office:value-type="float" office:value="5.0191535949707" calcext:value-type="float">
            <text:p>5,019154</text:p>
          </table:table-cell>
          <table:table-cell office:value-type="string" calcext:value-type="string">
            <text:p>samples/tts_models__en__vctk__fast_pitch__VCTK_p31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7</text:p>
          </table:table-cell>
          <table:table-cell table:style-name="ce8" office:value-type="float" office:value="5.0724368095398" calcext:value-type="float">
            <text:p>5,072437</text:p>
          </table:table-cell>
          <table:table-cell office:value-type="string" calcext:value-type="string">
            <text:p>samples/tts_models__en__vctk__fast_pitch__VCTK_p27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0</text:p>
          </table:table-cell>
          <table:table-cell table:style-name="ce8" office:value-type="float" office:value="5.42757558822632" calcext:value-type="float">
            <text:p>5,427576</text:p>
          </table:table-cell>
          <table:table-cell office:value-type="string" calcext:value-type="string">
            <text:p>samples/tts_models__en__vctk__fast_pitch__VCTK_p310.wav</text:p>
          </table:table-cell>
        </table:table-row>
        <table:table-row table:style-name="ro2">
          <table:table-cell office:value-type="string" calcext:value-type="string">
            <text:p>tts_models/en/ek1/tacotron2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7.08250331878662" calcext:value-type="float">
            <text:p>7,082503</text:p>
          </table:table-cell>
          <table:table-cell office:value-type="string" calcext:value-type="string">
            <text:p>samples/tts_models__en__ek1__tacotron2__(single_speaker).wav</text:p>
          </table:table-cell>
        </table:table-row>
        <table:table-row table:style-name="ro2">
          <table:table-cell office:value-type="string" calcext:value-type="string">
            <text:p>vocoder_models/en/ljspeech/hifigan_v2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7.27160477638245" calcext:value-type="float">
            <text:p>7,271605</text:p>
          </table:table-cell>
          <table:table-cell office:value-type="string" calcext:value-type="string">
            <text:p>samples/vocoder_models__en__ljspeech__hifigan_v2__(single_speaker).wav</text:p>
          </table:table-cell>
        </table:table-row>
        <table:table-row table:style-name="ro2">
          <table:table-cell office:value-type="string" calcext:value-type="string">
            <text:p>vocoder_models/en/ek1/wavegrad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8.10201787948608" calcext:value-type="float">
            <text:p>8,102018</text:p>
          </table:table-cell>
          <table:table-cell office:value-type="string" calcext:value-type="string">
            <text:p>samples/vocoder_models__en__ek1__wavegrad__(single_speaker).wav</text:p>
          </table:table-cell>
        </table:table-row>
        <table:table-row table:style-name="ro2">
          <table:table-cell office:value-type="string" calcext:value-type="string">
            <text:p>tts_models/en/multi-dataset/tortoise-v2</text:p>
          </table:table-cell>
          <table:table-cell office:value-type="string" calcext:value-type="string">
            <text:p>(single_speaker)</text:p>
          </table:table-cell>
          <table:table-cell table:style-name="ce8" office:value-type="float" office:value="165.438539028168" calcext:value-type="float">
            <text:p>165,438539</text:p>
          </table:table-cell>
          <table:table-cell office:value-type="string" calcext:value-type="string">
            <text:p>samples/tts_models__en__multi-dataset__tortoise-v2__(single_speaker).wav</text:p>
          </table:table-cell>
        </table:table-row>
        <table:table-row table:style-name="ro2" table:number-rows-repeated="760">
          <table:table-cell table:number-columns-repeated="2"/>
          <table:table-cell table:style-name="ce9"/>
          <table:table-cell/>
        </table:table-row>
        <table:table-row table:style-name="ro2" table:number-rows-repeated="1047575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timing.C1:timing.C240">
            <calcext:condition calcext:apply-style-name="Good" calcext:value="&lt;1" calcext:base-cell-address="timing.C1"/>
            <calcext:condition calcext:apply-style-name="Neutral" calcext:value="between(1,3)" calcext:base-cell-address="timing.C1"/>
            <calcext:condition calcext:apply-style-name="kritisch" calcext:value="between(3,5)" calcext:base-cell-address="timing.C1"/>
            <calcext:condition calcext:apply-style-name="Bad" calcext:value="between(5,10)" calcext:base-cell-address="timing.C1"/>
            <calcext:condition calcext:apply-style-name="Error" calcext:value="&gt;10" calcext:base-cell-address="timing.C1"/>
          </calcext:conditional-format>
        </calcext:conditional-formats>
      </table:table>
      <table:named-expressions/>
      <table:database-ranges>
        <table:database-range table:name="__Anonymous_Sheet_DB__0" table:target-range-address="timing.A2:timing.D23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4"/>
    </number:number-style>
    <number:number-style style:name="N115">
      <number:number number:decimal-places="4" number:min-decimal-places="4" number:min-integer-digits="3"/>
    </number:number-style>
    <number:number-style style:name="N116">
      <number:number number:decimal-places="3" number:min-decimal-places="3" number:min-integer-digits="3"/>
    </number:number-style>
    <number:number-style style:name="N117">
      <number:number number:decimal-places="2" number:min-decimal-places="2" number:min-integer-digits="3"/>
    </number:number-style>
    <number:number-style style:name="N118">
      <number:number number:decimal-places="4" number:min-decimal-places="4" number:min-integer-digits="4"/>
    </number:number-style>
    <number:number-style style:name="N119">
      <number:number number:decimal-places="6" number:min-decimal-places="6" number:min-integer-digits="3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ritisch" style:family="table-cell" style:parent-style-name="Default">
      <style:table-cell-properties fo:background-color="#ff950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.00.0000</text:date>, <text:time style:data-style-name="N2" text:time-value="07:26:03.16380708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4T07:36:18.617463174</dc:date>
    <dc:creator>Samuel Fischer</dc:creator>
    <meta:editing-duration>PT33M20S</meta:editing-duration>
    <meta:editing-cycles>6</meta:editing-cycles>
    <meta:generator>LibreOffice/7.5.4.2$Linux_X86_64 LibreOffice_project/50$Build-2</meta:generator>
    <meta:document-statistic meta:table-count="1" meta:cell-count="960" meta:object-count="0"/>
  </office:meta>
</office:document-meta>
</file>